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 style:script-type="latin"/>
    </style:style>
    <style:style style:name="P2" style:family="paragraph" style:parent-style-name="Text_20_body">
      <style:paragraph-properties fo:margin-left="1.693cm" fo:margin-right="0cm" fo:margin-top="0.106cm" fo:margin-bottom="0.106cm" style:contextual-spacing="false" fo:orphans="2" fo:widows="2" fo:text-indent="0cm" style:auto-text-indent="false"/>
      <style:text-properties fo:font-variant="normal" fo:text-transform="none" fo:color="#000000" loext:opacity="100%" style:font-name="Arial" fo:font-size="12pt" fo:letter-spacing="normal" fo:language="en" fo:country="US" fo:font-style="normal" fo:font-weight="normal" style:script-type="latin"/>
    </style:style>
    <style:style style:name="P3" style:family="paragraph" style:parent-style-name="Text_20_body">
      <style:paragraph-properties fo:margin-left="1.693cm" fo:margin-right="0cm" fo:margin-top="0.106cm" fo:margin-bottom="0.106cm" style:contextual-spacing="false" fo:orphans="2" fo:widows="2" fo:text-indent="0cm" style:auto-text-indent="false"/>
      <style:text-properties fo:font-variant="normal" fo:text-transform="none" fo:color="#000000" loext:opacity="100%" style:font-name="Arial" fo:font-size="9pt" fo:letter-spacing="normal" fo:language="en" fo:country="US" fo:font-style="normal" fo:font-weight="normal" style:script-type="latin"/>
    </style:style>
    <style:style style:name="P4" style:family="paragraph" style:parent-style-name="Text_20_body">
      <style:paragraph-properties fo:margin-left="1.693cm" fo:margin-right="0cm" fo:margin-top="0.106cm" fo:margin-bottom="0.106cm" style:contextual-spacing="false" fo:orphans="2" fo:widows="2" fo:text-indent="0cm" style:auto-text-indent="false"/>
      <style:text-properties fo:font-variant="normal" fo:text-transform="none" fo:color="#000000" loext:opacity="100%" style:font-name="Arial" fo:font-size="12pt" fo:letter-spacing="normal" fo:language="en" fo:country="US" fo:font-style="normal" fo:font-weight="normal" officeooo:paragraph-rsid="00014884" style:script-type="latin"/>
    </style:style>
    <style:style style:name="P5" style:family="paragraph" style:parent-style-name="Text_20_body">
      <style:paragraph-properties fo:margin-left="1.693cm" fo:margin-right="0cm" fo:margin-top="0.106cm" fo:margin-bottom="0.106cm" style:contextual-spacing="false" fo:orphans="2" fo:widows="2" fo:text-indent="0cm" style:auto-text-indent="false"/>
      <style:text-properties fo:language="en" fo:country="US" officeooo:paragraph-rsid="00014884" style:script-type="lat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normal" style:font-weight-asian="bold" style:font-style-complex="normal" style:font-weight-complex="bold"/>
    </style:style>
    <style:style style:name="T3" style:family="text">
      <style:text-properties fo:font-size="12pt"/>
    </style:style>
    <style:style style:name="T4" style:family="text">
      <style:text-properties fo:font-variant="normal" fo:text-transform="none" fo:color="#000000" loext:opacity="100%" style:font-name="Arial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Arial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gram for: Probability and Statistics</text:h>
      <text:p text:style-name="P2"/>
      <text:p text:style-name="P2">1.      <text:span text:style-name="T1">Historical introduction</text:span>. Elementary combinatorics: permutation, combination, variation.</text:p>
      <text:p text:style-name="P2">Basic concepts: random experiment, event space, event, elementary event, operation between events, axioms</text:p>
      <text:p text:style-name="P2">2.      <text:span text:style-name="T2">Properties of probability</text:span>: Poincare-rule, Boole’s inequalities, classical and geometrical probability field</text:p>
      <text:p text:style-name="P2">3.      <text:span text:style-name="T1">Conditional probability</text:span>, independency of events, Theorem of total probability, Bayes’s Theorem, produce theory</text:p>
      <text:p text:style-name="P3"><text:span text:style-name="T3">4.   Random variable, probability distribution function, discrete distribution, expected value. Binomial, Poisson, geometrical distribution. Approximation of the Poisson distribution by the binomial distribution.</text:span></text:p>
      <text:p text:style-name="P2">5.   Continuous cases, properties of the distribution function, probability density function, expected value, transformation of random variables.</text:p>
      <text:p text:style-name="P3"><text:span text:style-name="T3">6.   Notable continuous distributions: uniform, exponential. Simulation with uniform distribution. Memoriless property of the exponential and the geometric distribution. Variance, moments.</text:span></text:p>
      <text:p text:style-name="P3"><text:span text:style-name="T3">7.    Joint distribution function, projective distribution functions. Independency. Joint density function, projective density function. Covariance, correlation.</text:span></text:p>
      <text:p text:style-name="P3"><text:span text:style-name="T3">8.    Conditional distribution, conditional expectation (regression). Linear regression. Properties of regression. Examples of discrete and continouos cases.</text:span></text:p>
      <text:p text:style-name="P2">9.   Basics of mathematical statistics: sample, parameter, statistics. Properties of estimation: unbiased, consistency, efficiency</text:p>
      <text:p text:style-name="P3"><text:span text:style-name="T3">10. Estimation of average and variance, maximum likelihood, method of moments, nonparametric methods, empirical distribution function, regression estimation</text:span></text:p>
      <text:p text:style-name="P3"><text:span text:style-name="T3">11.  Theorems of large numbers, Markov’s- and Chebisev’s inequalities.</text:span></text:p>
      <text:p text:style-name="P3"><text:span text:style-name="T3">12.  Normal distribution, standardization. Central limit theorems, Moivre-Laplace’s Theorem</text:span></text:p>
      <text:p text:style-name="P4">13.  Two-dimensional normal distribution. Connection of the independency and uncorrelatedness in normal case. Regression in case of normal distribution.</text:p>
      <text:p text:style-name="P5"><text:span text:style-name="T4">14.</text:span><text:span text:style-name="T5"> Student distribution, confidential interval, parametric tests, hypothesis testing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30T11:19:54.958349500</meta:creation-date>
    <dc:date>2025-09-30T11:21:45.254677800</dc:date>
    <meta:editing-duration>PT1M49S</meta:editing-duration>
    <meta:editing-cycles>6</meta:editing-cycles>
    <meta:generator>LibreOffice/25.8.1.1$Windows_X86_64 LibreOffice_project/54047653041915e595ad4e45cccea684809c77b5</meta:generator>
    <meta:document-statistic meta:table-count="0" meta:image-count="0" meta:object-count="0" meta:page-count="1" meta:paragraph-count="16" meta:word-count="224" meta:character-count="2020" meta:non-whitespace-character-count="1779"/>
  </office:meta>
</office:document-meta>
</file>